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1fadc2" officeooo:paragraph-rsid="001fadc2" style:font-weight-asian="bold" style:font-weight-complex="bold"/>
    </style:style>
    <style:style style:name="P2" style:family="paragraph" style:parent-style-name="Standard">
      <style:text-properties officeooo:rsid="001fadc2" officeooo:paragraph-rsid="001fadc2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5" style:family="paragraph" style:parent-style-name="Standard">
      <style:text-properties officeooo:paragraph-rsid="001fadc2"/>
    </style:style>
    <style:style style:name="P6" style:family="paragraph" style:parent-style-name="Standard" style:list-style-name="L1"/>
    <style:style style:name="P7" style:family="paragraph" style:parent-style-name="Standard" style:list-style-name="L2"/>
    <style:style style:name="P8" style:family="paragraph" style:parent-style-name="Standard" style:list-style-name="L3"/>
    <style:style style:name="P9" style:family="paragraph" style:parent-style-name="Standard" style:list-style-name="L4"/>
    <style:style style:name="P10" style:family="paragraph" style:parent-style-name="Standard" style:list-style-name="L4">
      <style:text-properties officeooo:paragraph-rsid="001fadc2"/>
    </style:style>
    <style:style style:name="P11" style:family="paragraph" style:parent-style-name="Standard" style:list-style-name="L5"/>
    <style:style style:name="P12" style:family="paragraph" style:parent-style-name="Standard" style:list-style-name="L6"/>
    <style:style style:name="P13" style:family="paragraph" style:parent-style-name="Standard" style:list-style-name="L7"/>
    <style:style style:name="P14" style:family="paragraph" style:parent-style-name="Standard" style:list-style-name="L8"/>
    <style:style style:name="P15" style:family="paragraph" style:parent-style-name="Standard" style:list-style-name="L9"/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yecto: Bot Pokémon</text:p>
      <text:p text:style-name="P2"/>
      <text:p text:style-name="Standard"/>
      <text:p text:style-name="Standard">La <text:span text:style-name="T1">Pi</text:span> es el <text:span text:style-name="T1">cerebro estratégico.</text:span></text:p>
      <text:p text:style-name="Standard">El <text:span text:style-name="T1">ESP32</text:span> es el <text:span text:style-name="T1">ejecutor en tiempo real.</text:span></text:p>
      <text:p text:style-name="Standard"/>
      <text:p text:style-name="Standard">Que la Pi haga todo (<text:span text:style-name="T1">pensar + ejecutar</text:span>), puede ser lenta en la parte crítica.</text:p>
      <text:p text:style-name="Standard"/>
      <text:p text:style-name="Standard">Que el ESP haga todo (<text:span text:style-name="T1">pensar + ejecutar</text:span>), se queda corto para una lógica compleja.</text:p>
      <text:p text:style-name="Standard"/>
      <text:p text:style-name="P3">Por eso se usan arquitecturas híbridas:</text:p>
      <text:p text:style-name="Standard"/>
      <text:p text:style-name="Standard">La Pi <text:span text:style-name="T1">calcula decisiones complejas</text:span> (ejemplo: “cuál es la mejor acción en este momento”)</text:p>
      <text:p text:style-name="Standard"/>
      <text:p text:style-name="Standard">El ESP32 solo <text:span text:style-name="T1">ejecuta rápido</text:span> lo que ya le ordenaron (ejemplo: “enciende el motor YA”)</text:p>
      <text:p text:style-name="Standard"/>
      <text:p text:style-name="Standard"/>
      <text:p text:style-name="P3">¿Dónde entra el ejemplo del Pokémon?</text:p>
      <text:p text:style-name="Standard"/>
      <text:p text:style-name="Standard">El Pokémon era solo una metáfora para un entorno de pruebas gamificado.</text:p>
      <text:p text:style-name="Standard"/>
      <text:p text:style-name="Standard">La <text:span text:style-name="T1">“batalla”</text:span> representa un sistema que cambia de estado (como un sensor o un proceso en el mundo real).</text:p>
      <text:p text:style-name="Standard"/>
      <text:p text:style-name="Standard">La <text:span text:style-name="T1">“acción”</text:span> que toma el bot sería como la decisión que se manda al ESP32.</text:p>
      <text:p text:style-name="Standard"/>
      <text:p text:style-name="P4">No es que lo usemos para jugar, sino que lo usamos como ejemplo para mostrar cómo un sistema híbrido (Pi + ESP) puede decidir y ejecutar en conjunto.</text:p>
      <text:p text:style-name="Standard"/>
      <text:p text:style-name="Standard"/>
      <text:p text:style-name="P5">------------------------------------------------------------------------------------------------------------------------</text:p>
      <text:p text:style-name="Standard"/>
      <text:p text:style-name="P3">El proyecto</text:p>
      <text:p text:style-name="Standard"/>
      <text:p text:style-name="Standard"/>
      <text:p text:style-name="P3">1. Raspberry Pi Zero 2W (cerebro en Python):</text:p>
      <text:p text:style-name="Standard"/>
      <text:p text:style-name="Standard">Va a correr un bot que juegue en Pokémon Showdown (el simulador online).</text:p>
      <text:list text:style-name="L1">
        <text:list-header>
          <text:p text:style-name="P6"/>
        </text:list-header>
        <text:list-item>
          <text:p text:style-name="P6">La gracia es que la Pi se encargue de procesar lógica y tomar decisiones (motor de reglas simple, no RL todavía).</text:p>
          <text:p text:style-name="P6"/>
        </text:list-item>
        <text:list-item>
          <text:p text:style-name="P6">El objetivo no es “ganar siempre”, sino analizar métricas como:</text:p>
          <text:p text:style-name="P6"/>
        </text:list-item>
        <text:list-item>
          <text:p text:style-name="P6">cuántas batallas por minuto puede jugar,</text:p>
          <text:p text:style-name="P6"/>
        </text:list-item>
        <text:list-item>
          <text:p text:style-name="P6">cuántos turnos en promedio duran,</text:p>
          <text:p text:style-name="P6"/>
        </text:list-item>
        <text:list-item>
          <text:p text:style-name="P6">cuál bot es más eficiente con la estrategia que se le implemente.</text:p>
        </text:list-item>
        <text:list-item>
          <text:p text:style-name="P6"/>
        </text:list-item>
      </text:list>
      <text:p text:style-name="Standard"/>
      <text:p text:style-name="Standard"/>
      <text:p text:style-name="Standard"><text:soft-page-break/></text:p>
      <text:p text:style-name="P3">2. Motor de reglas (en vez de RL):</text:p>
      <text:p text:style-name="Standard"/>
      <text:list text:style-name="L2">
        <text:list-item>
          <text:p text:style-name="P7">Bot 1 (agresivo): prioriza siempre el movimiento de ataque más fuerte (ejemplo: si hay “Llamarada” y “Arañazo”, siempre elige “Llamarada”).</text:p>
          <text:p text:style-name="P7"/>
        </text:list-item>
        <text:list-item>
          <text:p text:style-name="P7">Bot 2 (estratégico): podría priorizar status o resistencia. Por ejemplo:</text:p>
          <text:p text:style-name="P7"/>
        </text:list-item>
        <text:list-item>
          <text:p text:style-name="P7">Si la vida del rival &gt; 70%, usa un ataque.</text:p>
          <text:p text:style-name="P7"/>
        </text:list-item>
        <text:list-item>
          <text:p text:style-name="P7">Si la vida propia &lt; 40%, usa una acción defensiva o de estado (como “Tóxico”, “Pantalla de luz”).</text:p>
          <text:p text:style-name="P7"/>
        </text:list-item>
        <text:list-item>
          <text:p text:style-name="P7">Si el rival está debilitado, cambia Pokémon para guardar recursos.</text:p>
        </text:list-item>
      </text:list>
      <text:p text:style-name="Standard"/>
      <text:p text:style-name="Standard"/>
      <text:p text:style-name="Standard"/>
      <text:p text:style-name="P3">3. Qué hace la Pi con Showdown?</text:p>
      <text:p text:style-name="Standard"/>
      <text:list text:style-name="L3">
        <text:list-item>
          <text:p text:style-name="P8">Corre un cliente Python que se conecta al servidor de Pokémon Showdown (hay librerías y bots base en GitHub).</text:p>
          <text:p text:style-name="P8"/>
        </text:list-item>
        <text:list-item>
          <text:p text:style-name="P8">Los dos bots (con diferentes motores de reglas) se enfrentan entre sí.</text:p>
          <text:p text:style-name="P8"/>
        </text:list-item>
        <text:list-item>
          <text:p text:style-name="P8">La Pi registra datos: duración de la batalla, número de turnos, cuántas acciones ejecutó cada bot, etc.</text:p>
          <text:p text:style-name="P8"/>
        </text:list-item>
        <text:list-item>
          <text:p text:style-name="P8">Con eso puedes calcular métricas como batallas/minuto o eficiencia de estrategia.</text:p>
          <text:p text:style-name="P8"/>
        </text:list-item>
        <text:list-item>
          <text:p text:style-name="P8">Esto es puramente Python y Linux en la Pi.</text:p>
        </text:list-item>
      </text:list>
      <text:p text:style-name="Standard"/>
      <text:p text:style-name="Standard"/>
      <text:p text:style-name="Standard"/>
      <text:p text:style-name="P3">4. El ESP32 en el proyecto:</text:p>
      <text:p text:style-name="Standard"/>
      <text:p text:style-name="Standard">El ESP32 será el subsistema determinista encargado de:</text:p>
      <text:p text:style-name="Standard"/>
      <text:list text:style-name="L4">
        <text:list-item>
          <text:p text:style-name="P9">Recibir datos de la Raspberry Pi (telemetría de las batallas).</text:p>
          <text:p text:style-name="P9"/>
        </text:list-item>
        <text:list-item>
          <text:p text:style-name="P9">Procesarlos en paralelo con FreeRTOS.</text:p>
          <text:p text:style-name="P9"/>
        </text:list-item>
        <text:list-item>
          <text:p text:style-name="P10">Mostrar resultados en un OLED y, opcionalmente, con LEDs o buzzer.</text:p>
          <text:p text:style-name="P10"/>
        </text:list-item>
        <text:list-item>
          <text:p text:style-name="P10">Hacerlo de forma concurrente y sin bloquearse.</text:p>
        </text:list-item>
      </text:list>
      <text:p text:style-name="Standard"/>
      <text:p text:style-name="Standard"/>
      <text:p text:style-name="Standard"/>
      <text:p text:style-name="P3">5. El uso de tareas en FreeRTOS:</text:p>
      <text:p text:style-name="Standard"/>
      <text:p text:style-name="P3">Task 1 → Comunicación (UART/WiFi/Bluetooth):</text:p>
      <text:p text:style-name="Standard"/>
      <text:list text:style-name="L5">
        <text:list-item>
          <text:p text:style-name="P11"><text:soft-page-break/>Recibe la información que manda la Pi (ejemplo: JSON con batallas=10, ganador=Bot1, etc).</text:p>
        </text:list-item>
      </text:list>
      <text:p text:style-name="Standard"/>
      <text:list text:continue-numbering="true" text:style-name="L5">
        <text:list-item>
          <text:p text:style-name="P11">Mete los datos a una cola (xQueueSend) para que las otras tareas los procesen.</text:p>
        </text:list-item>
      </text:list>
      <text:p text:style-name="Standard"/>
      <text:p text:style-name="Standard"/>
      <text:p text:style-name="P3">Task 2 → Procesamiento de datos:</text:p>
      <text:p text:style-name="Standard"/>
      <text:list text:style-name="L6">
        <text:list-item>
          <text:p text:style-name="P12">Toma los mensajes de la cola (xQueueReceive).</text:p>
        </text:list-item>
      </text:list>
      <text:p text:style-name="Standard"/>
      <text:list text:continue-numbering="true" text:style-name="L6">
        <text:list-item>
          <text:p text:style-name="P12">Interpreta la información (ejemplo: incrementa contadores, analiza turnos promedio).</text:p>
        </text:list-item>
      </text:list>
      <text:p text:style-name="Standard"/>
      <text:list text:continue-numbering="true" text:style-name="L6">
        <text:list-item>
          <text:p text:style-name="P12">Actualiza variables globales protegidas con semáforos/mutex para evitar corrupción.</text:p>
        </text:list-item>
      </text:list>
      <text:p text:style-name="Standard"/>
      <text:p text:style-name="Standard"/>
      <text:p text:style-name="P3">Task 3 → Display OLED:</text:p>
      <text:p text:style-name="Standard"/>
      <text:list text:style-name="L7">
        <text:list-item>
          <text:p text:style-name="P13">Cada cierto tiempo (ejemplo: cada 200 ms), toma la info procesada y la muestra en el OLED.</text:p>
        </text:list-item>
      </text:list>
      <text:p text:style-name="Standard"/>
      <text:p text:style-name="Standard">Ejemplo de pantalla:</text:p>
      <text:p text:style-name="Standard"/>
      <text:p text:style-name="Standard">Batallas: 12</text:p>
      <text:p text:style-name="Standard">Ganador: Bot1</text:p>
      <text:p text:style-name="Standard">Prom. turnos: 15</text:p>
      <text:p text:style-name="Standard"/>
      <text:p text:style-name="Standard"/>
      <text:p text:style-name="P3">Task 4 → Indicadores físicos (LED/buzzer):</text:p>
      <text:p text:style-name="Standard"/>
      <text:list text:style-name="L8">
        <text:list-item>
          <text:p text:style-name="P14">Si gana el Bot1 (agresivo), LED rojo.</text:p>
        </text:list-item>
      </text:list>
      <text:p text:style-name="Standard"/>
      <text:list text:continue-numbering="true" text:style-name="L8">
        <text:list-item>
          <text:p text:style-name="P14">Si gana el Bot2 (estratégico), LED azul.</text:p>
        </text:list-item>
      </text:list>
      <text:p text:style-name="Standard"/>
      <text:list text:continue-numbering="true" text:style-name="L8">
        <text:list-item>
          <text:p text:style-name="P14">Si hay empate o turno especial, buzzer.</text:p>
        </text:list-item>
      </text:list>
      <text:p text:style-name="Standard"/>
      <text:list text:continue-numbering="true" text:style-name="L8">
        <text:list-item>
          <text:p text:style-name="P14">Esta task se activa mediante una cola o un semaforo binario.</text:p>
        </text:list-item>
      </text:list>
      <text:p text:style-name="Standard"/>
      <text:p text:style-name="Standard"/>
      <text:p text:style-name="Standard"/>
      <text:p text:style-name="Standard"><text:span text:style-name="T1">Un ejemplo sería:</text:span> </text:p>
      <text:p text:style-name="Standard"/>
      <text:p text:style-name="Standard">Cuando llega un paquete de la Pi → Task 1 lo mete en la cola.</text:p>
      <text:p text:style-name="Standard"/>
      <text:p text:style-name="Standard">Task 2 lo recibe → procesa y actualiza variables protegidas con semáforo.</text:p>
      <text:p text:style-name="Standard"/>
      <text:p text:style-name="Standard">Task 3 y 4 leen esas variables → muestran en OLED o encienden LEDs.</text:p>
      <text:p text:style-name="Standard"/>
      <text:p text:style-name="Standard"/>
      <text:p text:style-name="P3">Así se demuestra:</text:p>
      <text:list text:style-name="L9">
        <text:list-item>
          <text:p text:style-name="P15">Uso de tareas concurrentes.</text:p>
        </text:list-item>
        <text:list-item>
          <text:p text:style-name="P15">Comunicación con colas.</text:p>
        </text:list-item>
        <text:list-item>
          <text:p text:style-name="P15">Seguridad con semáforos.</text:p>
        </text:list-item>
        <text:list-item>
          <text:p text:style-name="P15"><text:soft-page-break/>Ejecución determinista y sin bloqueo.</text:p>
        </text:list-item>
      </text:list>
      <text:p text:style-name="Standard"/>
      <text:p text:style-name="Standard"/>
      <text:list text:continue-numbering="true" text:style-name="L9">
        <text:list-item>
          <text:p text:style-name="P15">Métricas que se van a mostrar en el OLED:</text:p>
        </text:list-item>
        <text:list-item>
          <text:p text:style-name="P15">Número de batallas jugadas.</text:p>
        </text:list-item>
        <text:list-item>
          <text:p text:style-name="P15">Duración promedio de las batallas.</text:p>
        </text:list-item>
        <text:list-item>
          <text:p text:style-name="P15">Bot que lleva más victorias.</text:p>
        </text:list-item>
        <text:list-item>
          <text:p text:style-name="P15">Última acción ejecutada.</text:p>
        </text:list-item>
      </text:list>
      <text:p text:style-name="Standard"/>
      <text:p text:style-name="Standard"/>
      <text:p text:style-name="P5">------------------------------------------------------------------------------------------------------------------------</text:p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7T13:22:20.692560304</meta:creation-date>
    <dc:date>2025-10-17T13:31:46.854313162</dc:date>
    <meta:editing-duration>PT9M26S</meta:editing-duration>
    <meta:editing-cycles>2</meta:editing-cycles>
    <meta:generator>LibreOffice/25.2.6.2$Linux_X86_64 LibreOffice_project/40d1a0e1d5bdf1afaeae24d9ece32bbb00fa66a4</meta:generator>
    <meta:document-statistic meta:table-count="0" meta:image-count="0" meta:object-count="0" meta:page-count="4" meta:paragraph-count="88" meta:word-count="719" meta:character-count="4188" meta:non-whitespace-character-count="3594"/>
  </office:meta>
</office:document-meta>
</file>